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6776152" text:id="ct2967761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6776672" text:id="ct2967766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6776776" text:id="ct2967767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6776984" text:id="ct2967769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9284528404207003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296776152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296776672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9677677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 רוּחַ־גְּדוֹלָה אֶל־הַיָּם וַיְהִי סַעַר־גָּדוֹל בַּיָּם וְהָאֳנִיָּה חִשְּׁבָה לְהִשָּׁבֵר</text:p>
          </table:table-cell>
          <table:table-cell table:style-name="表21.B1" office:value-type="string">
            <text:p text:style-name="P27"/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 אֶת־הַכֵּלִים אֲשֶׁר בָּאֳנִיָּה אֶל־הַיָּם לְהָקֵל מֵעֲלֵיהֶם וְיוֹנָה יָרַד אֶל־יַרְכְּתֵי הַסְּפִינָה וַיִּשְׁכַּב וַיֵּרָדַם</text:p>
          </table:table-cell>
          <table:table-cell table:style-name="表21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96776984"/></text:p>
      <text:p text:style-name="P11"><text:soft-page-break/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2802696819311883365" text:style-name="L2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1T09:26:12.05</dc:date>
    <dc:creator>iwabuchi ken</dc:creator>
    <meta:editing-duration>P4DT7H38M</meta:editing-duration>
    <meta:editing-cycles>235</meta:editing-cycles>
    <meta:generator>OpenOffice/4.1.3$Win32 OpenOffice.org_project/413m1$Build-9783</meta:generator>
    <meta:document-statistic meta:table-count="26" meta:image-count="0" meta:object-count="0" meta:page-count="26" meta:paragraph-count="613" meta:word-count="2710" meta:character-count="14726"/>
  </office:meta>
</office:document-meta>
</file>